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8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defer_Ratio max. followers of N - H" table:style-name="ta1">
        <table:shapes>
          <draw:frame draw:z-index="0" draw:style-name="gr1" draw:text-style-name="P1" svg:width="6.2988in" svg:height="3.5429in" svg:x="7.9055in" svg:y="0.0394in">
            <draw:object draw:notify-on-update-of-ranges="'summary_counter_defer_Ratio max. followers of N - H'.A2:'summary_counter_defer_Ratio max. followers of N - H'.A6 'summary_counter_defer_Ratio max. followers of N - H'.B1:'summary_counter_defer_Ratio max. followers of N - H'.B1 'summary_counter_defer_Ratio max. followers of N - H'.B2:'summary_counter_defer_Ratio max. followers of N - H'.B6 'summary_counter_defer_Ratio max. followers of N - H'.C1:'summary_counter_defer_Ratio max. followers of N - H'.C1 'summary_counter_defer_Ratio max. followers of N - H'.C2:'summary_counter_defer_Ratio max. followers of N - H'.C6 'summary_counter_defer_Ratio max. followers of N - H'.D1:'summary_counter_defer_Ratio max. followers of N - H'.D1 'summary_counter_defer_Ratio max. followers of N - H'.D2:'summary_counter_defer_Ratio max. followers of N - H'.D6 'summary_counter_defer_Ratio max. followers of N - H'.E1:'summary_counter_defer_Ratio max. followers of N - H'.E1 'summary_counter_defer_Ratio max. followers of N - H'.E2:'summary_counter_defer_Ratio max. followers of N - H'.E6 'summary_counter_defer_Ratio max. followers of N - H'.F1:'summary_counter_defer_Ratio max. followers of N - H'.F1 'summary_counter_defer_Ratio max. followers of N - H'.F2:'summary_counter_defer_Ratio max. followers of N - H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_defer_hateful_post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.23641534044525" calcext:value-type="float">
            <text:p>9.23641534044525</text:p>
          </table:table-cell>
          <table:table-cell office:value-type="float" office:value="7.18883543759733" calcext:value-type="float">
            <text:p>7.18883543759733</text:p>
          </table:table-cell>
          <table:table-cell office:value-type="float" office:value="5.90316908757351" calcext:value-type="float">
            <text:p>5.90316908757351</text:p>
          </table:table-cell>
          <table:table-cell office:value-type="float" office:value="4.53261633265956" calcext:value-type="float">
            <text:p>4.53261633265956</text:p>
          </table:table-cell>
          <table:table-cell office:value-type="float" office:value="3.17417324712786" calcext:value-type="float">
            <text:p>3.1741732471278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.92446471936456" calcext:value-type="float">
            <text:p>8.92446471936456</text:p>
          </table:table-cell>
          <table:table-cell office:value-type="float" office:value="9.37487199799549" calcext:value-type="float">
            <text:p>9.37487199799549</text:p>
          </table:table-cell>
          <table:table-cell office:value-type="float" office:value="8.03440817335043" calcext:value-type="float">
            <text:p>8.03440817335043</text:p>
          </table:table-cell>
          <table:table-cell office:value-type="float" office:value="5.51411236713272" calcext:value-type="float">
            <text:p>5.51411236713272</text:p>
          </table:table-cell>
          <table:table-cell office:value-type="float" office:value="3.1571099334813" calcext:value-type="float">
            <text:p>3.157109933481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.4153497872431" calcext:value-type="float">
            <text:p>9.4153497872431</text:p>
          </table:table-cell>
          <table:table-cell office:value-type="float" office:value="8.7120204366107" calcext:value-type="float">
            <text:p>8.7120204366107</text:p>
          </table:table-cell>
          <table:table-cell office:value-type="float" office:value="8.76048414176021" calcext:value-type="float">
            <text:p>8.76048414176021</text:p>
          </table:table-cell>
          <table:table-cell office:value-type="float" office:value="7.7082394598162" calcext:value-type="float">
            <text:p>7.7082394598162</text:p>
          </table:table-cell>
          <table:table-cell office:value-type="float" office:value="3.10781689234749" calcext:value-type="float">
            <text:p>3.1078168923474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.2712222630961" calcext:value-type="float">
            <text:p>10.2712222630961</text:p>
          </table:table-cell>
          <table:table-cell office:value-type="float" office:value="7.32759454164327" calcext:value-type="float">
            <text:p>7.32759454164327</text:p>
          </table:table-cell>
          <table:table-cell office:value-type="float" office:value="7.198228349717" calcext:value-type="float">
            <text:p>7.198228349717</text:p>
          </table:table-cell>
          <table:table-cell office:value-type="float" office:value="6.44142509324124" calcext:value-type="float">
            <text:p>6.44142509324124</text:p>
          </table:table-cell>
          <table:table-cell office:value-type="float" office:value="3.23918251355148" calcext:value-type="float">
            <text:p>3.2391825135514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.78542124652165" calcext:value-type="float">
            <text:p>7.78542124652165</text:p>
          </table:table-cell>
          <table:table-cell office:value-type="float" office:value="7.27477674511284" calcext:value-type="float">
            <text:p>7.27477674511284</text:p>
          </table:table-cell>
          <table:table-cell office:value-type="float" office:value="6.97848310242232" calcext:value-type="float">
            <text:p>6.97848310242232</text:p>
          </table:table-cell>
          <table:table-cell office:value-type="float" office:value="4.29896693976069" calcext:value-type="float">
            <text:p>4.29896693976069</text:p>
          </table:table-cell>
          <table:table-cell office:value-type="float" office:value="3.97021864636435" calcext:value-type="float">
            <text:p>3.97021864636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5:29:13.802179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8T15:29:43.537713275</dc:date>
    <meta:editing-duration>PT1M31S</meta:editing-duration>
    <meta:editing-cycles>2</meta:editing-cycles>
    <meta:generator>LibreOffice/7.0.3.1$Linux_X86_64 LibreOffice_project/00$Build-1</meta:generator>
    <meta:document-statistic meta:table-count="1" meta:cell-count="3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205cm" style:legend-expansion="high" chart:style-name="ch2"/>
        <chart:plot-area chart:style-name="ch3" table:cell-range-address="'summary_counter_defer_Ratio max. followers of N - H'.A1:'summary_counter_defer_Ratio max. followers of N - H'.F6" chart:data-source-has-labels="both" svg:x="1.331cm" svg:y="0.18cm" svg:width="12.264cm" svg:height="7.659cm">
          <chart:coordinate-region svg:x="1.767cm" svg:y="0.379cm" svg:width="11.403cm" svg:height="6.813cm"/>
          <chart:axis chart:dimension="x" chart:name="primary-x" chart:style-name="ch4" chartooo:axis-type="auto">
            <chartooo:date-scale/>
            <chart:title svg:x="5.871cm" svg:y="8.019cm" chart:style-name="ch5">
              <text:p>p_defer_hateful_post</text:p>
            </chart:title>
            <chart:categories table:cell-range-address="'summary_counter_defer_Ratio max. followers of N - H'.A2:'summary_counter_defer_Ratio max. followers of N - H'.A6"/>
          </chart:axis>
          <chart:axis chart:dimension="y" chart:name="primary-y" chart:style-name="ch4">
            <chart:title svg:x="0.451cm" svg:y="5.958cm" chart:style-name="ch6">
              <text:p>ratio max out-degree N / H</text:p>
            </chart:title>
            <chart:grid chart:style-name="ch7" chart:class="major"/>
          </chart:axis>
          <chart:series chart:style-name="ch8" chart:values-cell-range-address="'summary_counter_defer_Ratio max. followers of N - H'.B2:'summary_counter_defer_Ratio max. followers of N - H'.B6" chart:label-cell-address="'summary_counter_defer_Ratio max. followers of N - H'.B1:'summary_counter_defer_Ratio max. followers of N - H'.B1" chart:class="chart:line">
            <chart:data-point chart:repeated="5"/>
          </chart:series>
          <chart:series chart:style-name="ch9" chart:values-cell-range-address="'summary_counter_defer_Ratio max. followers of N - H'.C2:'summary_counter_defer_Ratio max. followers of N - H'.C6" chart:label-cell-address="'summary_counter_defer_Ratio max. followers of N - H'.C1:'summary_counter_defer_Ratio max. followers of N - H'.C1" chart:class="chart:line">
            <chart:data-point chart:repeated="5"/>
          </chart:series>
          <chart:series chart:style-name="ch10" chart:values-cell-range-address="'summary_counter_defer_Ratio max. followers of N - H'.D2:'summary_counter_defer_Ratio max. followers of N - H'.D6" chart:label-cell-address="'summary_counter_defer_Ratio max. followers of N - H'.D1:'summary_counter_defer_Ratio max. followers of N - H'.D1" chart:class="chart:line">
            <chart:data-point chart:repeated="5"/>
          </chart:series>
          <chart:series chart:style-name="ch11" chart:values-cell-range-address="'summary_counter_defer_Ratio max. followers of N - H'.E2:'summary_counter_defer_Ratio max. followers of N - H'.E6" chart:label-cell-address="'summary_counter_defer_Ratio max. followers of N - H'.E1:'summary_counter_defer_Ratio max. followers of N - H'.E1" chart:class="chart:line">
            <chart:data-point chart:repeated="5"/>
          </chart:series>
          <chart:series chart:style-name="ch12" chart:values-cell-range-address="'summary_counter_defer_Ratio max. followers of N - H'.F2:'summary_counter_defer_Ratio max. followers of N - H'.F6" chart:label-cell-address="'summary_counter_defer_Ratio max. followers of N - H'.F1:'summary_counter_defer_Ratio max. followers of N - H'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'summary_counter_defer_Ratio max. followers of N - H'.B1:'summary_counter_defer_Ratio max. followers of N - H'.B1</svg:desc>
                </draw:g>
              </table:table-cell>
              <table:table-cell office:value-type="string">
                <text:p>500</text:p>
                <draw:g>
                  <svg:desc>'summary_counter_defer_Ratio max. followers of N - H'.C1:'summary_counter_defer_Ratio max. followers of N - H'.C1</svg:desc>
                </draw:g>
              </table:table-cell>
              <table:table-cell office:value-type="string">
                <text:p>1000</text:p>
                <draw:g>
                  <svg:desc>'summary_counter_defer_Ratio max. followers of N - H'.D1:'summary_counter_defer_Ratio max. followers of N - H'.D1</svg:desc>
                </draw:g>
              </table:table-cell>
              <table:table-cell office:value-type="string">
                <text:p>2000</text:p>
                <draw:g>
                  <svg:desc>'summary_counter_defer_Ratio max. followers of N - H'.E1:'summary_counter_defer_Ratio max. followers of N - H'.E1</svg:desc>
                </draw:g>
              </table:table-cell>
              <table:table-cell office:value-type="string">
                <text:p>5000</text:p>
                <draw:g>
                  <svg:desc>'summary_counter_defer_Ratio max. followers of N - H'.F1:'summary_counter_defer_Ratio max. followers of N - H'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summary_counter_defer_Ratio max. followers of N - H'.A2:'summary_counter_defer_Ratio max. followers of N - H'.A6</svg:desc>
                </draw:g>
              </table:table-cell>
              <table:table-cell office:value-type="float" office:value="9.23641534044525">
                <text:p>9.23641534044525</text:p>
                <draw:g>
                  <svg:desc>'summary_counter_defer_Ratio max. followers of N - H'.B2:'summary_counter_defer_Ratio max. followers of N - H'.B6</svg:desc>
                </draw:g>
              </table:table-cell>
              <table:table-cell office:value-type="float" office:value="7.18883543759733">
                <text:p>7.18883543759733</text:p>
                <draw:g>
                  <svg:desc>'summary_counter_defer_Ratio max. followers of N - H'.C2:'summary_counter_defer_Ratio max. followers of N - H'.C6</svg:desc>
                </draw:g>
              </table:table-cell>
              <table:table-cell office:value-type="float" office:value="5.90316908757351">
                <text:p>5.90316908757351</text:p>
                <draw:g>
                  <svg:desc>'summary_counter_defer_Ratio max. followers of N - H'.D2:'summary_counter_defer_Ratio max. followers of N - H'.D6</svg:desc>
                </draw:g>
              </table:table-cell>
              <table:table-cell office:value-type="float" office:value="4.53261633265956">
                <text:p>4.53261633265956</text:p>
                <draw:g>
                  <svg:desc>'summary_counter_defer_Ratio max. followers of N - H'.E2:'summary_counter_defer_Ratio max. followers of N - H'.E6</svg:desc>
                </draw:g>
              </table:table-cell>
              <table:table-cell office:value-type="float" office:value="3.17417324712786">
                <text:p>3.17417324712786</text:p>
                <draw:g>
                  <svg:desc>'summary_counter_defer_Ratio max. followers of N - H'.F2:'summary_counter_defer_Ratio max. followers of N - H'.F6</svg:desc>
                </draw:g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8.92446471936456">
                <text:p>8.92446471936456</text:p>
              </table:table-cell>
              <table:table-cell office:value-type="float" office:value="9.37487199799549">
                <text:p>9.37487199799549</text:p>
              </table:table-cell>
              <table:table-cell office:value-type="float" office:value="8.03440817335043">
                <text:p>8.03440817335043</text:p>
              </table:table-cell>
              <table:table-cell office:value-type="float" office:value="5.51411236713272">
                <text:p>5.51411236713272</text:p>
              </table:table-cell>
              <table:table-cell office:value-type="float" office:value="3.1571099334813">
                <text:p>3.1571099334813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9.4153497872431">
                <text:p>9.4153497872431</text:p>
              </table:table-cell>
              <table:table-cell office:value-type="float" office:value="8.7120204366107">
                <text:p>8.7120204366107</text:p>
              </table:table-cell>
              <table:table-cell office:value-type="float" office:value="8.76048414176021">
                <text:p>8.76048414176021</text:p>
              </table:table-cell>
              <table:table-cell office:value-type="float" office:value="7.7082394598162">
                <text:p>7.7082394598162</text:p>
              </table:table-cell>
              <table:table-cell office:value-type="float" office:value="3.10781689234749">
                <text:p>3.1078168923474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0.2712222630961">
                <text:p>10.2712222630961</text:p>
              </table:table-cell>
              <table:table-cell office:value-type="float" office:value="7.32759454164327">
                <text:p>7.32759454164327</text:p>
              </table:table-cell>
              <table:table-cell office:value-type="float" office:value="7.198228349717">
                <text:p>7.198228349717</text:p>
              </table:table-cell>
              <table:table-cell office:value-type="float" office:value="6.44142509324124">
                <text:p>6.44142509324124</text:p>
              </table:table-cell>
              <table:table-cell office:value-type="float" office:value="3.23918251355148">
                <text:p>3.2391825135514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7.78542124652165">
                <text:p>7.78542124652165</text:p>
              </table:table-cell>
              <table:table-cell office:value-type="float" office:value="7.27477674511284">
                <text:p>7.27477674511284</text:p>
              </table:table-cell>
              <table:table-cell office:value-type="float" office:value="6.97848310242232">
                <text:p>6.97848310242232</text:p>
              </table:table-cell>
              <table:table-cell office:value-type="float" office:value="4.29896693976069">
                <text:p>4.29896693976069</text:p>
              </table:table-cell>
              <table:table-cell office:value-type="float" office:value="3.97021864636435">
                <text:p>3.97021864636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